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255cm"/>
    </style:style>
    <style:style style:name="Table1.B" style:family="table-column">
      <style:table-column-properties style:column-width="3.247cm"/>
    </style:style>
    <style:style style:name="Table1.C" style:family="table-column">
      <style:table-column-properties style:column-width="7.49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officeooo:paragraph-rsid="0013a66d"/>
    </style:style>
    <style:style style:name="P2" style:family="paragraph" style:parent-style-name="Text_20_body">
      <style:paragraph-properties fo:text-align="center" style:justify-single-word="false"/>
      <style:text-properties officeooo:paragraph-rsid="0013a66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Preformatted_20_Text" style:list-style-name="L9"/>
    <style:style style:name="P6" style:family="paragraph" style:parent-style-name="Preformatted_20_Text" style:list-style-name="L9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9d271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eact Native Navigation Guide (CLI) Complete Documentation</text:span></text:h>
      <text:p text:style-name="P2"><text:span text:style-name="Strong_20_Emphasis"/></text:p>
      <text:p text:style-name="Horizontal_20_Line"/>
      <text:h text:style-name="Heading_20_2" text:outline-level="2"><text:span text:style-name="Strong_20_Emphasis">📌 Table of Contents</text:span></text:h>
      <text:list xml:id="list2690452546" text:style-name="L1">
        <text:list-item>
          <text:p text:style-name="P8"><text:span text:style-name="Strong_20_Emphasis">Core Navigation Methods</text:span></text:p>
        </text:list-item>
        <text:list-item>
          <text:p text:style-name="P8"><text:span text:style-name="Strong_20_Emphasis">Type Safety with TypeScript</text:span></text:p>
        </text:list-item>
        <text:list-item>
          <text:p text:style-name="P8"><text:span text:style-name="Strong_20_Emphasis">Common Errors &amp; Fixes</text:span></text:p>
        </text:list-item>
        <text:list-item>
          <text:p text:style-name="P8"><text:span text:style-name="Strong_20_Emphasis">Performance Optimization</text:span></text:p>
        </text:list-item>
        <text:list-item>
          <text:p text:style-name="P8"><text:span text:style-name="Strong_20_Emphasis">Authentication Flow (Secure Routing)</text:span></text:p>
        </text:list-item>
        <text:list-item>
          <text:p text:style-name="P8"><text:span text:style-name="Strong_20_Emphasis">Deep Linking</text:span></text:p>
        </text:list-item>
        <text:list-item>
          <text:p text:style-name="P8"><text:span text:style-name="Strong_20_Emphasis">Production Checklist</text:span></text:p>
          <text:p text:style-name="P8"><text:span text:style-name="Strong_20_Emphasis"/></text:p>
        </text:list-item>
      </text:list>
      <text:p text:style-name="Horizontal_20_Line"><text:span text:style-name="Strong_20_Emphasis"/></text:p>
      <text:h text:style-name="Heading_20_2" text:outline-level="2"><text:span text:style-name="Strong_20_Emphasis"/></text:h>
      <text:h text:style-name="Heading_20_2" text:outline-level="2"><text:span text:style-name="Strong_20_Emphasis">1️⃣ Core Navigation Methods</text:span></text:h>
      <text:h text:style-name="Heading_20_3" text:outline-level="3"><text:span text:style-name="Strong_20_Emphasis">🔁 </text:span><text:span text:style-name="Strong_20_Emphasis"><text:span text:style-name="Source_20_Text">navigation.navigate(routeName, params)</text:span></text:span></text:h>
      <text:p text:style-name="Text_20_body"><text:span text:style-name="Strong_20_Emphasis">Purpose</text:span>: Navigate to a screen (reuses existing instance if in stack).</text:p>
      <text:p text:style-name="Text_20_body"/>
      <text:p text:style-name="Text_20_body">jsx</text:p>
      <text:p text:style-name="P3">navigation.navigate('Profile', { userId: '123' });</text:p>
      <text:p text:style-name="P3"/>
      <text:p text:style-name="Text_20_body"><text:span text:style-name="Strong_20_Emphasis">Edge Cases</text:span>:</text:p>
      <text:list xml:id="list4194139788" text:style-name="L2">
        <text:list-item>
          <text:p text:style-name="P9">❗ <text:span text:style-name="Strong_20_Emphasis">Screen not in navigator</text:span>: Throws <text:span text:style-name="Source_20_Text">The action 'NAVIGATE' was not handled</text:span>.<text:line-break/><text:span text:style-name="Strong_20_Emphasis">Fix</text:span>: Check if the route exists first.</text:p>
        </text:list-item>
        <text:list-item>
          <text:p text:style-name="P9">✅ <text:span text:style-name="Strong_20_Emphasis">Best Practice</text:span>: Always validate params (e.g., <text:span text:style-name="Source_20_Text">userId</text:span> must be a string).</text:p>
          <text:p text:style-name="P9"/>
        </text:list-item>
      </text:list>
      <text:p text:style-name="Horizontal_20_Line"/>
      <text:h text:style-name="Heading_20_3" text:outline-level="3"><text:soft-page-break/><text:span text:style-name="Strong_20_Emphasis">⬅️ </text:span><text:span text:style-name="Strong_20_Emphasis"><text:span text:style-name="Source_20_Text">navigation.goBack()</text:span></text:span></text:h>
      <text:p text:style-name="Text_20_body"><text:span text:style-name="Strong_20_Emphasis">Purpose</text:span>: Return to the previous screen.</text:p>
      <text:p text:style-name="Text_20_body"/>
      <text:p text:style-name="Text_20_body">jsx</text:p>
      <text:p text:style-name="P3">navigation.goBack();</text:p>
      <text:p text:style-name="P3"/>
      <text:p text:style-name="Text_20_body"><text:span text:style-name="Strong_20_Emphasis">Warning</text:span>:</text:p>
      <text:list xml:id="list3728144212" text:style-name="L3">
        <text:list-item>
          <text:p text:style-name="P10">⚠️ <text:span text:style-name="Strong_20_Emphasis">No previous screen</text:span>: Does nothing (silent fail).<text:line-break/><text:span text:style-name="Strong_20_Emphasis">Fix</text:span>: Use <text:span text:style-name="Source_20_Text">navigation.popToTop()</text:span> to go to the first screen.</text:p>
          <text:p text:style-name="P10"/>
        </text:list-item>
      </text:list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🔀 </text:span><text:span text:style-name="Strong_20_Emphasis"><text:span text:style-name="Source_20_Text">navigation.replace(routeName, params)</text:span></text:span></text:h>
      <text:p text:style-name="Text_20_body"><text:span text:style-name="Strong_20_Emphasis">Purpose</text:span>: Replace current screen (e.g., post-login).</text:p>
      <text:p text:style-name="Text_20_body">jsx</text:p>
      <text:p text:style-name="P3">navigation.replace('Home');</text:p>
      <text:p text:style-name="Text_20_body"><text:span text:style-name="Strong_20_Emphasis">Production Tip</text:span>:</text:p>
      <text:list xml:id="list1025826196" text:style-name="L4">
        <text:list-item>
          <text:p text:style-name="P11">🛡️ <text:span text:style-name="Strong_20_Emphasis">Auth flows</text:span>: Use this to prevent back navigation to login.</text:p>
          <text:p text:style-name="P11"/>
        </text:list-item>
      </text:list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📥 </text:span><text:span text:style-name="Strong_20_Emphasis"><text:span text:style-name="Source_20_Text">navigation.push(routeName, params)</text:span></text:span></text:h>
      <text:p text:style-name="Text_20_body"><text:span text:style-name="Strong_20_Emphasis">Purpose</text:span>: Add a new screen (even if it’s the same as current).</text:p>
      <text:p text:style-name="Text_20_body">jsx</text:p>
      <text:p text:style-name="P3">navigation.push('Profile', { userId: '456' });</text:p>
      <text:p text:style-name="Text_20_body"><text:span text:style-name="Strong_20_Emphasis">Use Case</text:span>:</text:p>
      <text:list xml:id="list2412380948" text:style-name="L5">
        <text:list-item>
          <text:p text:style-name="P12">When you need multiple instances (e.g., user profiles).</text:p>
          <text:p text:style-name="P12"/>
        </text:list-item>
      </text:list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2️⃣ Type Safety with TypeScript</text:span></text:h>
      <text:p text:style-name="Text_20_body"><text:span text:style-name="Strong_20_Emphasis">Prevent runtime errors with compile-time checks.</text:span></text:p>
      <text:h text:style-name="Heading_20_3" text:outline-level="3"><text:span text:style-name="Strong_20_Emphasis">Step 1: Define </text:span><text:span text:style-name="Strong_20_Emphasis"><text:span text:style-name="Source_20_Text">ParamList</text:span></text:span></text:h>
      <text:p text:style-name="Text_20_body">typescript</text:p>
      <text:p text:style-name="Preformatted_20_Text">// navigation/types.ts</text:p>
      <text:p text:style-name="Preformatted_20_Text">export type RootStackParamList = {</text:p>
      <text:p text:style-name="Preformatted_20_Text"><text:s text:c="2"/>Home: undefined;</text:p>
      <text:p text:style-name="Preformatted_20_Text"><text:s text:c="2"/>Profile: { userId: string };</text:p>
      <text:p text:style-name="Preformatted_20_Text"><text:s text:c="2"/>Settings: { theme: 'light' | 'dark' };</text:p>
      <text:p text:style-name="P3">};</text:p>
      <text:h text:style-name="Heading_20_3" text:outline-level="3"><text:span text:style-name="Strong_20_Emphasis">Step 2: Type Screens</text:span></text:h>
      <text:p text:style-name="Text_20_body">typescript</text:p>
      <text:p text:style-name="Preformatted_20_Text">type ProfileProps = NativeStackScreenProps&lt;RootStackParamList, 'Profile'&gt;;</text:p>
      <text:p text:style-name="Preformatted_20_Text"/>
      <text:p text:style-name="Preformatted_20_Text">const ProfileScreen = ({ route }: ProfileProps) =&gt; {</text:p>
      <text:p text:style-name="Preformatted_20_Text"><text:s text:c="2"/>const { userId } = route.params; // ✅ Type-safe</text:p>
      <text:p text:style-name="P3">};</text:p>
      <text:p text:style-name="Text_20_body"><text:span text:style-name="Strong_20_Emphasis">Catch</text:span>:</text:p>
      <text:list xml:id="list4014785478" text:style-name="L6">
        <text:list-item>
          <text:p text:style-name="P13">🚨 <text:span text:style-name="Strong_20_Emphasis">Missing params</text:span>: TypeScript will warn if <text:span text:style-name="Source_20_Text">userId</text:span> is not passed.</text:p>
          <text:p text:style-name="P13"/>
        </text:list-item>
      </text:list>
      <text:p text:style-name="Horizontal_20_Line"/>
      <text:h text:style-name="Heading_20_2" text:outline-level="2"><text:span text:style-name="Strong_20_Emphasis"/></text:h>
      <text:h text:style-name="Heading_20_2" text:outline-level="2"><text:span text:style-name="Strong_20_Emphasis">3️⃣ Common Errors &amp; Fix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rror</text:p>
            </table:table-cell>
            <table:table-cell table:style-name="Table1.A1" office:value-type="string">
              <text:p text:style-name="Table_20_Heading">Cause</text:p>
            </table:table-cell>
            <table:table-cell table:style-name="Table1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o route found for key</text:span></text:p>
          </table:table-cell>
          <table:table-cell table:style-name="Table1.A1" office:value-type="string">
            <text:p text:style-name="Table_20_Contents">Typo in route name</text:p>
          </table:table-cell>
          <table:table-cell table:style-name="Table1.A1" office:value-type="string">
            <text:p text:style-name="Table_20_Contents">Double-check <text:span text:style-name="Source_20_Text">navigate('CorrectName'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ndefined is not an object (params)</text:span></text:p>
          </table:table-cell>
          <table:table-cell table:style-name="Table1.A1" office:value-type="string">
            <text:p text:style-name="Table_20_Contents">Missing params</text:p>
          </table:table-cell>
          <table:table-cell table:style-name="Table1.A1" office:value-type="string">
            <text:p text:style-name="Table_20_Contents">Fallback: <text:span text:style-name="Source_20_Text">route.params?.userId ?? 'default'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hite screen on navigation</text:span></text:p>
          </table:table-cell>
          <table:table-cell table:style-name="Table1.A1" office:value-type="string">
            <text:p text:style-name="Table_20_Contents">Unlinked native modules</text:p>
          </table:table-cell>
          <table:table-cell table:style-name="Table1.A1" office:value-type="string">
            <text:p text:style-name="Table_20_Contents">Run <text:span text:style-name="Source_20_Text">npx react-native link</text:span>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4️⃣ Performance Optimization</text:span></text:h>
      <text:h text:style-name="Heading_20_3" text:outline-level="3"><text:span text:style-name="Strong_20_Emphasis">✅ Use </text:span><text:span text:style-name="Strong_20_Emphasis"><text:span text:style-name="Source_20_Text">React.memo</text:span></text:span><text:span text:style-name="Strong_20_Emphasis"> for Screens</text:span></text:h>
      <text:p text:style-name="Text_20_body">jsx</text:p>
      <text:p text:style-name="P3">const HomeScreen = React.memo(() =&gt; &lt;View&gt;...&lt;/View&gt;);</text:p>
      <text:h text:style-name="Heading_20_3" text:outline-level="3"><text:span text:style-name="Strong_20_Emphasis">✅ Lazy Load Screens</text:span></text:h>
      <text:p text:style-name="Text_20_body">jsx</text:p>
      <text:p text:style-name="P3">const ProfileScreen = React.lazy(() =&gt; import('./Profile'));</text:p>
      <text:h text:style-name="Heading_20_3" text:outline-level="3"><text:span text:style-name="Strong_20_Emphasis">✅ Avoid Unnecessary Re-renders</text:span></text:h>
      <text:p text:style-name="Text_20_body">jsx</text:p>
      <text:p text:style-name="Preformatted_20_Text">// navigation/AppNavigator.tsx</text:p>
      <text:p text:style-name="Preformatted_20_Text">&lt;Stack.Navigator screenOptions={{ headerShown: false }}&gt;</text:p>
      <text:p text:style-name="Preformatted_20_Text"><text:s text:c="2"/>&lt;Stack.Screen name="Home" component={HomeScreen} /&gt;</text:p>
      <text:p text:style-name="P3">&lt;/Stack.Navigator&gt;</text:p>
      <text:p text:style-name="P3"/>
      <text:p text:style-name="Horizontal_20_Line"><text:span text:style-name="Strong_20_Emphasis"/></text:p>
      <text:h text:style-name="Heading_20_2" text:outline-level="2"><text:span text:style-name="Strong_20_Emphasis">5️⃣ Authentication Flow (Secure Routing)</text:span></text:h>
      <text:p text:style-name="Text_20_body"><text:span text:style-name="Strong_20_Emphasis">Redirect unauthorized users.</text:span></text:p>
      <text:p text:style-name="Text_20_body">typescript</text:p>
      <text:p text:style-name="Preformatted_20_Text">// navigation/AuthStack.tsx</text:p>
      <text:p text:style-name="Preformatted_20_Text">const Stack = createNativeStackNavigator();</text:p>
      <text:p text:style-name="Preformatted_20_Text"/>
      <text:p text:style-name="Preformatted_20_Text">export default function AuthStack() {</text:p>
      <text:p text:style-name="Preformatted_20_Text"><text:s text:c="2"/>const { user } = useAuth();</text:p>
      <text:p text:style-name="Preformatted_20_Text"/>
      <text:p text:style-name="Preformatted_20_Text"><text:s text:c="2"/>return (</text:p>
      <text:p text:style-name="Preformatted_20_Text"><text:s text:c="4"/>&lt;Stack.Navigator&gt;</text:p>
      <text:p text:style-name="Preformatted_20_Text"><text:s text:c="6"/>{user ? (</text:p>
      <text:p text:style-name="Preformatted_20_Text"><text:s text:c="8"/>&lt;Stack.Screen name="Home" component={HomeScreen} /&gt;</text:p>
      <text:p text:style-name="Preformatted_20_Text"><text:s text:c="6"/>) : (</text:p>
      <text:p text:style-name="Preformatted_20_Text"><text:s text:c="8"/>&lt;Stack.Screen name="Login" component={LoginScreen} /&gt;</text:p>
      <text:p text:style-name="Preformatted_20_Text"><text:s text:c="6"/>)}</text:p>
      <text:p text:style-name="Preformatted_20_Text"><text:s text:c="4"/>&lt;/Stack.Navigator&gt;</text:p>
      <text:p text:style-name="Preformatted_20_Text"><text:s text:c="2"/>);</text:p>
      <text:p text:style-name="P3">}</text:p>
      <text:p text:style-name="Text_20_body"><text:span text:style-name="Strong_20_Emphasis">Production Tip</text:span>:</text:p>
      <text:list xml:id="list1083738031" text:style-name="L7">
        <text:list-item>
          <text:p text:style-name="P14">🔒 <text:span text:style-name="Strong_20_Emphasis">Token refresh</text:span>: Handle expired tokens with <text:span text:style-name="Source_20_Text">axios.interceptors</text:span>.</text:p>
        </text:list-item>
      </text:list>
      <text:p text:style-name="Horizontal_20_Line"/>
      <text:h text:style-name="Heading_20_2" text:outline-level="2"><text:soft-page-break/><text:span text:style-name="Strong_20_Emphasis">6️⃣ Deep Linking</text:span></text:h>
      <text:p text:style-name="Text_20_body"><text:span text:style-name="Strong_20_Emphasis">Handle URLs like </text:span><text:span text:style-name="Strong_20_Emphasis"><text:span text:style-name="Source_20_Text">myapp://profile/123</text:span></text:span><text:span text:style-name="Strong_20_Emphasis">.</text:span></text:p>
      <text:h text:style-name="Heading_20_3" text:outline-level="3"><text:span text:style-name="Strong_20_Emphasis">Step 1: Configure </text:span><text:span text:style-name="Strong_20_Emphasis"><text:span text:style-name="Source_20_Text">AndroidManifest.xml</text:span></text:span><text:span text:style-name="Strong_20_Emphasis"> &amp; </text:span><text:span text:style-name="Strong_20_Emphasis"><text:span text:style-name="Source_20_Text">Info.plist</text:span></text:span></text:h>
      <text:p text:style-name="Text_20_body"><text:span text:style-name="Emphasis">(See </text:span><text:a xlink:type="simple" xlink:href="https://reactnavigation.org/docs/deep-linking/" office:target-frame-name="_blank" xlink:show="new" text:style-name="Internet_20_link" text:visited-style-name="Visited_20_Internet_20_Link"><text:span text:style-name="Emphasis">React Native Docs</text:span></text:a><text:span text:style-name="Emphasis">)</text:span></text:p>
      <text:h text:style-name="Heading_20_3" text:outline-level="3"><text:span text:style-name="Strong_20_Emphasis">Step 2: Link to Screens</text:span></text:h>
      <text:p text:style-name="Text_20_body">typescript</text:p>
      <text:p text:style-name="Preformatted_20_Text">const linking = {</text:p>
      <text:p text:style-name="Preformatted_20_Text"><text:s text:c="2"/>prefixes: ['myapp://'],</text:p>
      <text:p text:style-name="Preformatted_20_Text"><text:s text:c="2"/>config: {</text:p>
      <text:p text:style-name="Preformatted_20_Text"><text:s text:c="4"/>screens: {</text:p>
      <text:p text:style-name="Preformatted_20_Text"><text:s text:c="6"/>Profile: 'profile/:userId',</text:p>
      <text:p text:style-name="Preformatted_20_Text"><text:s text:c="4"/>},</text:p>
      <text:p text:style-name="Preformatted_20_Text"><text:s text:c="2"/>},</text:p>
      <text:p text:style-name="Preformatted_20_Text">};</text:p>
      <text:p text:style-name="Preformatted_20_Text"/>
      <text:p text:style-name="Preformatted_20_Text">// Wrap NavigationContainer</text:p>
      <text:p text:style-name="Preformatted_20_Text">&lt;NavigationContainer linking={linking}&gt;</text:p>
      <text:p text:style-name="Preformatted_20_Text"><text:s text:c="2"/>&lt;AppNavigator /&gt;</text:p>
      <text:p text:style-name="P3">&lt;/NavigationContainer&gt;</text:p>
      <text:p text:style-name="P3"/>
      <text:p text:style-name="Horizontal_20_Line"/>
      <text:h text:style-name="Heading_20_2" text:outline-level="2"><text:span text:style-name="Strong_20_Emphasis">7️⃣ Production Checklist</text:span></text:h>
      <text:list xml:id="list2389394584" text:style-name="L8">
        <text:list-item>
          <text:p text:style-name="P15"><text:span text:style-name="Strong_20_Emphasis">Test back button behavior</text:span> (Android hardware back).</text:p>
        </text:list-item>
        <text:list-item>
          <text:p text:style-name="P15"><text:span text:style-name="Strong_20_Emphasis">Handle screen focus</text:span> (e.g., refresh data):</text:p>
          <text:p text:style-name="P15">jsx</text:p>
        </text:list-item>
      </text:list>
      <text:list xml:id="list2541572720" text:style-name="L9">
        <text:list-item>
          <text:p text:style-name="P5">useFocusEffect(</text:p>
          <text:p text:style-name="P5"><text:s text:c="2"/>React.useCallback(() =&gt; {</text:p>
          <text:p text:style-name="P5"><text:s text:c="4"/>fetchData();</text:p>
          <text:p text:style-name="P5"><text:s text:c="2"/>}, [])</text:p>
          <text:p text:style-name="P6">);</text:p>
        </text:list-item>
        <text:list-item>
          <text:p text:style-name="P16"><text:span text:style-name="Strong_20_Emphasis">Analytics</text:span>: Track screen views with <text:span text:style-name="Source_20_Text">useEffect</text:span>.</text:p>
        </text:list-item>
        <text:list-item>
          <text:p text:style-name="P16"><text:span text:style-name="Strong_20_Emphasis">Error Boundaries</text:span>: Wrap navigator to catch crashes.</text:p>
          <text:p text:style-name="P16"/>
        </text:list-item>
      </text:list>
      <text:p text:style-name="Horizontal_20_Line"/>
      <text:h text:style-name="Heading_20_2" text:outline-level="2"><text:span text:style-name="Strong_20_Emphasis">📚 Official Docs Reference</text:span></text:h>
      <text:list xml:id="list3895680859" text:style-name="L10">
        <text:list-item>
          <text:p text:style-name="P17"><text:a xlink:type="simple" xlink:href="https://reactnavigation.org/docs/getting-started" office:target-frame-name="_blank" xlink:show="new" text:style-name="Internet_20_link" text:visited-style-name="Visited_20_Internet_20_Link">React Navigation</text:a></text:p>
        </text:list-item>
        <text:list-item>
          <text:p text:style-name="P17"><text:a xlink:type="simple" xlink:href="https://docs.swmansion.com/react-native-reanimated/" office:target-frame-name="_blank" xlink:show="new" text:style-name="Internet_20_link" text:visited-style-name="Visited_20_Internet_20_Link">Reanimated for Animations</text:a></text:p>
        </text:list-item>
      </text:list>
      <text:p text:style-name="Horizontal_20_Line"/>
      <text:h text:style-name="Heading_20_2" text:outline-level="2"><text:soft-page-break/><text:span text:style-name="Strong_20_Emphasis">🚀 Final Code Example</text:span></text:h>
      <text:p text:style-name="Text_20_body"><text:a xlink:type="simple" xlink:href="https://github.com/your-repo/react-native-navigation-demo" office:target-frame-name="_blank" xlink:show="new" text:style-name="Internet_20_link" text:visited-style-name="Visited_20_Internet_20_Link"><text:span text:style-name="Strong_20_Emphasis">Github Repo</text:span></text:a></text:p>
      <text:p text:style-name="Text_20_body"><text:span text:style-name="Strong_20_Emphasis">Key Files</text:span>:</text:p>
      <text:list xml:id="list3428852494" text:style-name="L11">
        <text:list-item>
          <text:p text:style-name="P18"><text:span text:style-name="Source_20_Text">navigation/AppNavigator.tsx</text:span> (Main navigator)</text:p>
        </text:list-item>
        <text:list-item>
          <text:p text:style-name="P18"><text:span text:style-name="Source_20_Text">navigation/types.ts</text:span> (TypeScript definitions)</text:p>
        </text:list-item>
        <text:list-item>
          <text:p text:style-name="P18"><text:span text:style-name="Source_20_Text">screens/ProfileScreen.tsx</text:span> (Example typed screen)</text:p>
        </text:list-item>
      </text:list>
      <text:p text:style-name="Text_20_body"/>
      <text:p text:style-name="Text_20_body"/>
      <text:p text:style-name="Text_20_body"/>
      <text:p text:style-name="Text_20_body"/>
      <text:h text:style-name="P4" text:outline-level="1"><text:span text:style-name="Strong_20_Emphasis">Advanced Navigation: Params &amp; Error Handling in React Native (CLI)</text:span></text:h>
      <text:p text:style-name="P21"><text:span text:style-name="Strong_20_Emphasis"/></text:p>
      <text:h text:style-name="Heading_20_2" text:outline-level="2"><text:span text:style-name="Strong_20_Emphasis">📌 1. Passing &amp; Retrieving Parameters Between Screens</text:span></text:h>
      <text:h text:style-name="Heading_20_3" text:outline-level="3"><text:span text:style-name="Strong_20_Emphasis">Method 1: Basic Params (Primitive Types)</text:span></text:h>
      <text:p text:style-name="Text_20_body">jsx</text:p>
      <text:p text:style-name="Preformatted_20_Text">// Sending screen</text:p>
      <text:p text:style-name="Preformatted_20_Text">navigation.navigate('Profile', {</text:p>
      <text:p text:style-name="Preformatted_20_Text"><text:s text:c="2"/>userId: '123',</text:p>
      <text:p text:style-name="Preformatted_20_Text"><text:s text:c="2"/>isPremium: true,</text:p>
      <text:p text:style-name="Preformatted_20_Text"><text:s text:c="2"/>lastActive: new Date(),</text:p>
      <text:p text:style-name="Preformatted_20_Text">});</text:p>
      <text:p text:style-name="Preformatted_20_Text"/>
      <text:p text:style-name="Preformatted_20_Text">// Receiving screen</text:p>
      <text:p text:style-name="Preformatted_20_Text">const ProfileScreen = ({ route }) =&gt; {</text:p>
      <text:p text:style-name="Preformatted_20_Text"><text:s text:c="2"/>const { userId, isPremium, lastActive } = route.params;</text:p>
      <text:p text:style-name="P3">};</text:p>
      <text:h text:style-name="Heading_20_3" text:outline-level="3"><text:span text:style-name="Strong_20_Emphasis">Method 2: Complex Objects (With Validation)</text:span></text:h>
      <text:p text:style-name="Text_20_body">jsx</text:p>
      <text:p text:style-name="Preformatted_20_Text">// Sending</text:p>
      <text:p text:style-name="Preformatted_20_Text">navigation.navigate('Product', {</text:p>
      <text:p text:style-name="Preformatted_20_Text"><text:s text:c="2"/>product: {</text:p>
      <text:p text:style-name="Preformatted_20_Text"><text:s text:c="4"/>id: 'p123',</text:p>
      <text:p text:style-name="Preformatted_20_Text"><text:s text:c="4"/>name: 'Shoes',</text:p>
      <text:p text:style-name="Preformatted_20_Text"><text:s text:c="4"/>price: 59.99,</text:p>
      <text:p text:style-name="Preformatted_20_Text"><text:s text:c="4"/>metadata: { color: 'red' }, // Nested objects</text:p>
      <text:p text:style-name="Preformatted_20_Text"><text:s text:c="2"/>},</text:p>
      <text:p text:style-name="Preformatted_20_Text">});</text:p>
      <text:p text:style-name="Preformatted_20_Text"/>
      <text:p text:style-name="Preformatted_20_Text"><text:soft-page-break/>// Receiving with validation</text:p>
      <text:p text:style-name="Preformatted_20_Text">const ProductScreen = ({ route }) =&gt; {</text:p>
      <text:p text:style-name="Preformatted_20_Text"><text:s text:c="2"/>const { product } = route.params || {};</text:p>
      <text:p text:style-name="Preformatted_20_Text"><text:s text:c="2"/>if (!product?.id) throw new Error('Invalid product data');</text:p>
      <text:p text:style-name="P3">};</text:p>
      <text:h text:style-name="Heading_20_3" text:outline-level="3"><text:span text:style-name="Strong_20_Emphasis">Method 3: TypeScript-Strict Params</text:span></text:h>
      <text:p text:style-name="Text_20_body">typescript</text:p>
      <text:p text:style-name="Preformatted_20_Text">// types.ts</text:p>
      <text:p text:style-name="Preformatted_20_Text">type RootStackParamList = {</text:p>
      <text:p text:style-name="Preformatted_20_Text"><text:s text:c="2"/>Product: { product: { id: string; name: string } };</text:p>
      <text:p text:style-name="Preformatted_20_Text">};</text:p>
      <text:p text:style-name="Preformatted_20_Text"/>
      <text:p text:style-name="Preformatted_20_Text">// Sender (enforced types)</text:p>
      <text:p text:style-name="Preformatted_20_Text">navigation.navigate&lt;ProductScreenProps&gt;('Product', {</text:p>
      <text:p text:style-name="Preformatted_20_Text"><text:s text:c="2"/>product: { id: 'p123', name: 'Shoes' }, // ✅ Type-checked</text:p>
      <text:p text:style-name="Preformatted_20_Text">});</text:p>
      <text:p text:style-name="Preformatted_20_Text"/>
      <text:p text:style-name="Preformatted_20_Text">// Receiver</text:p>
      <text:p text:style-name="P3">type ProductScreenProps = NativeStackScreenProps&lt;RootStackParamList, 'Product'&gt;;</text:p>
      <text:p text:style-name="Horizontal_20_Line"/>
      <text:h text:style-name="Heading_20_2" text:outline-level="2"><text:span text:style-name="Strong_20_Emphasis">📌 2. Critical Navigation Errors &amp; Edge Cases</text:span></text:h>
      <text:h text:style-name="Heading_20_3" text:outline-level="3"><text:span text:style-name="Strong_20_Emphasis">Error 1: Undefined Params</text:span></text:h>
      <text:p text:style-name="Text_20_body">jsx</text:p>
      <text:p text:style-name="Preformatted_20_Text">// ❌ Crash if params missing</text:p>
      <text:p text:style-name="Preformatted_20_Text">const { userId } = route.params; </text:p>
      <text:p text:style-name="Preformatted_20_Text"/>
      <text:p text:style-name="Preformatted_20_Text">// ✅ Safe approach</text:p>
      <text:p text:style-name="P3">const userId = route.params?.userId ?? 'default';</text:p>
      <text:h text:style-name="Heading_20_3" text:outline-level="3"><text:span text:style-name="Strong_20_Emphasis">Error 2: Serialization Issues</text:span></text:h>
      <text:p text:style-name="Text_20_body">jsx</text:p>
      <text:p text:style-name="Preformatted_20_Text">// ❌ Fails: Functions/class instances can't be passed</text:p>
      <text:p text:style-name="Preformatted_20_Text">navigation.navigate('Screen', { callback: () =&gt; {} });</text:p>
      <text:p text:style-name="Preformatted_20_Text"/>
      <text:p text:style-name="P3">// ✅ Solution: Use context/state management instead</text:p>
      <text:h text:style-name="Heading_20_3" text:outline-level="3"><text:span text:style-name="Strong_20_Emphasis">Error 3: Navigation Loop</text:span></text:h>
      <text:p text:style-name="Text_20_body">jsx</text:p>
      <text:p text:style-name="Preformatted_20_Text">// ❌ Infinite loop (e.g., in useEffect)</text:p>
      <text:p text:style-name="Preformatted_20_Text">useEffect(() =&gt; {</text:p>
      <text:p text:style-name="Preformatted_20_Text"><text:s text:c="2"/>if (!user) navigation.navigate('Login');</text:p>
      <text:p text:style-name="Preformatted_20_Text">}, [user]);</text:p>
      <text:p text:style-name="Preformatted_20_Text"/>
      <text:p text:style-name="Preformatted_20_Text">// ✅ Fix: Add condition</text:p>
      <text:p text:style-name="Preformatted_20_Text">useEffect(() =&gt; {</text:p>
      <text:p text:style-name="Preformatted_20_Text"><text:s text:c="2"/>if (!user &amp;&amp; route.name !== 'Login') navigation.navigate('Login');</text:p>
      <text:p text:style-name="P3">}, [user]);</text:p>
      <text:h text:style-name="Heading_20_3" text:outline-level="3"><text:soft-page-break/><text:span text:style-name="Strong_20_Emphasis">Error 4: Race Conditions</text:span></text:h>
      <text:p text:style-name="Text_20_body">jsx</text:p>
      <text:p text:style-name="Preformatted_20_Text">// ❌ Multiple navigate() calls conflict</text:p>
      <text:p text:style-name="Preformatted_20_Text">const handlePress = () =&gt; {</text:p>
      <text:p text:style-name="Preformatted_20_Text"><text:s text:c="2"/>fetchData().then(() =&gt; navigation.navigate('Next'));</text:p>
      <text:p text:style-name="Preformatted_20_Text"><text:s text:c="2"/>navigation.navigate('Loading'); // May override</text:p>
      <text:p text:style-name="Preformatted_20_Text">};</text:p>
      <text:p text:style-name="Preformatted_20_Text"/>
      <text:p text:style-name="Preformatted_20_Text">// ✅ Fix: Use navigation.replace() or await</text:p>
      <text:p text:style-name="Preformatted_20_Text">const handlePress = async () =&gt; {</text:p>
      <text:p text:style-name="Preformatted_20_Text"><text:s text:c="2"/>navigation.navigate('Loading');</text:p>
      <text:p text:style-name="Preformatted_20_Text"><text:s text:c="2"/>await fetchData();</text:p>
      <text:p text:style-name="Preformatted_20_Text"><text:s text:c="2"/>navigation.replace('Next');</text:p>
      <text:p text:style-name="P3">};</text:p>
      <text:p text:style-name="Horizontal_20_Line"/>
      <text:h text:style-name="Heading_20_2" text:outline-level="2"><text:span text:style-name="Strong_20_Emphasis">📌 3. Advanced Scenarios</text:span></text:h>
      <text:h text:style-name="Heading_20_3" text:outline-level="3"><text:span text:style-name="Strong_20_Emphasis">Scenario 1: Reset Navigation Stack</text:span></text:h>
      <text:p text:style-name="Text_20_body">jsx</text:p>
      <text:p text:style-name="Preformatted_20_Text">// After login, clear entire history</text:p>
      <text:p text:style-name="Preformatted_20_Text">navigation.reset({</text:p>
      <text:p text:style-name="Preformatted_20_Text"><text:s text:c="2"/>index: 0,</text:p>
      <text:p text:style-name="Preformatted_20_Text"><text:s text:c="2"/>routes: [{ name: 'Home' }],</text:p>
      <text:p text:style-name="P3">});</text:p>
      <text:h text:style-name="Heading_20_3" text:outline-level="3"><text:span text:style-name="Strong_20_Emphasis">Scenario 2: Passing Callbacks (Workaround)</text:span></text:h>
      <text:p text:style-name="Text_20_body">jsx</text:p>
      <text:p text:style-name="Preformatted_20_Text">// Sender: Use params + event listeners</text:p>
      <text:p text:style-name="Preformatted_20_Text">navigation.navigate('Editor', { </text:p>
      <text:p text:style-name="Preformatted_20_Text"><text:s text:c="2"/>onSave: (data) =&gt; console.log(data) // ❌ Avoid (unserializable)</text:p>
      <text:p text:style-name="Preformatted_20_Text">});</text:p>
      <text:p text:style-name="Preformatted_20_Text"/>
      <text:p text:style-name="P3">// ✅ Better: Use global state (Redux/Zustand) or EventEmitter</text:p>
      <text:h text:style-name="Heading_20_3" text:outline-level="3"><text:span text:style-name="Strong_20_Emphasis">Scenario 3: Dynamic Route Names</text:span></text:h>
      <text:p text:style-name="Text_20_body">jsx</text:p>
      <text:p text:style-name="Preformatted_20_Text">// Generate routes at runtime</text:p>
      <text:p text:style-name="Preformatted_20_Text">const getDynamicRoute = (id) =&gt; `User-${id}`;</text:p>
      <text:p text:style-name="P3">navigation.navigate(getDynamicRoute('123'));</text:p>
      <text:p text:style-name="Horizontal_20_Line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📌 4. Debugging Tools</text:span></text:h>
      <text:h text:style-name="Heading_20_3" text:outline-level="3"><text:span text:style-name="Strong_20_Emphasis">Log Navigation State</text:span></text:h>
      <text:p text:style-name="Text_20_body">jsx</text:p>
      <text:p text:style-name="Preformatted_20_Text">// Debug current stack</text:p>
      <text:p text:style-name="P3">console.log(JSON.stringify(navigation.getState(), null, 2));</text:p>
      <text:h text:style-name="Heading_20_3" text:outline-level="3"><text:span text:style-name="Strong_20_Emphasis">Error Boundary for Navigation</text:span></text:h>
      <text:p text:style-name="Text_20_body">jsx</text:p>
      <text:p text:style-name="Preformatted_20_Text">// Wrap Navigator to catch crashes</text:p>
      <text:p text:style-name="Preformatted_20_Text">&lt;ErrorBoundary</text:p>
      <text:p text:style-name="Preformatted_20_Text"><text:s text:c="2"/>fallback={&lt;Text&gt;Navigation crashed!&lt;/Text&gt;}</text:p>
      <text:p text:style-name="Preformatted_20_Text">&gt;</text:p>
      <text:p text:style-name="Preformatted_20_Text"><text:s text:c="2"/>&lt;NavigationContainer&gt;</text:p>
      <text:p text:style-name="Preformatted_20_Text"><text:s text:c="4"/>&lt;AppStack /&gt;</text:p>
      <text:p text:style-name="Preformatted_20_Text"><text:s text:c="2"/>&lt;/NavigationContainer&gt;</text:p>
      <text:p text:style-name="P3">&lt;/ErrorBoundary&gt;</text:p>
      <text:p text:style-name="Horizontal_20_Line"/>
      <text:h text:style-name="Heading_20_2" text:outline-level="2"><text:span text:style-name="Strong_20_Emphasis">📌 5. Production-Grade Patterns</text:span></text:h>
      <text:h text:style-name="Heading_20_3" text:outline-level="3"><text:span text:style-name="Strong_20_Emphasis">Pattern 1: Centralized Param Validation</text:span></text:h>
      <text:p text:style-name="Text_20_body">jsx</text:p>
      <text:p text:style-name="Preformatted_20_Text">// utils/navigationValidation.js</text:p>
      <text:p text:style-name="Preformatted_20_Text">export const validateProfileParams = (params) =&gt; {</text:p>
      <text:p text:style-name="Preformatted_20_Text"><text:s text:c="2"/>if (!params?.userId) throw new Error('userId is required');</text:p>
      <text:p text:style-name="Preformatted_20_Text"><text:s text:c="2"/>return params;</text:p>
      <text:p text:style-name="Preformatted_20_Text">};</text:p>
      <text:p text:style-name="Preformatted_20_Text"/>
      <text:p text:style-name="Preformatted_20_Text">// Usage in screen</text:p>
      <text:p text:style-name="P3">const { userId } = validateProfileParams(route.params);</text:p>
      <text:h text:style-name="Heading_20_3" text:outline-level="3"><text:span text:style-name="Strong_20_Emphasis">Pattern 2: Navigation Service (Singleton)</text:span></text:h>
      <text:p text:style-name="Text_20_body">jsx</text:p>
      <text:p text:style-name="Preformatted_20_Text">// services/NavigationService.js</text:p>
      <text:p text:style-name="Preformatted_20_Text">let navigator;</text:p>
      <text:p text:style-name="Preformatted_20_Text"/>
      <text:p text:style-name="Preformatted_20_Text">export const setNavigator = (nav) =&gt; {</text:p>
      <text:p text:style-name="Preformatted_20_Text"><text:s text:c="2"/>navigator = nav;</text:p>
      <text:p text:style-name="Preformatted_20_Text">};</text:p>
      <text:p text:style-name="Preformatted_20_Text"/>
      <text:p text:style-name="Preformatted_20_Text">export const navigate = (name, params) =&gt; {</text:p>
      <text:p text:style-name="Preformatted_20_Text"><text:s text:c="2"/>if (!navigator) throw new Error('Navigator not set');</text:p>
      <text:p text:style-name="Preformatted_20_Text"><text:s text:c="2"/>navigator.navigate(name, params);</text:p>
      <text:p text:style-name="Preformatted_20_Text">};</text:p>
      <text:p text:style-name="Preformatted_20_Text"/>
      <text:p text:style-name="Preformatted_20_Text">// Usage anywhere (even outside components)</text:p>
      <text:p text:style-name="P3">NavigationService.navigate('Profile', { userId: '123' });</text:p>
      <text:h text:style-name="Heading_20_3" text:outline-level="3"><text:soft-page-break/><text:span text:style-name="Strong_20_Emphasis">Pattern 3: Deep Link Fallbacks</text:span></text:h>
      <text:p text:style-name="Text_20_body">jsx</text:p>
      <text:p text:style-name="Preformatted_20_Text">// Handle broken links</text:p>
      <text:p text:style-name="Preformatted_20_Text">&lt;NavigationContainer</text:p>
      <text:p text:style-name="Preformatted_20_Text"><text:s text:c="2"/>linking={{</text:p>
      <text:p text:style-name="Preformatted_20_Text"><text:s text:c="4"/>prefixes: ['myapp://'],</text:p>
      <text:p text:style-name="Preformatted_20_Text"><text:s text:c="4"/>config: {</text:p>
      <text:p text:style-name="Preformatted_20_Text"><text:s text:c="6"/>screens: {</text:p>
      <text:p text:style-name="Preformatted_20_Text"><text:s text:c="8"/>Product: 'product/:id',</text:p>
      <text:p text:style-name="Preformatted_20_Text"><text:s text:c="6"/>},</text:p>
      <text:p text:style-name="Preformatted_20_Text"><text:s text:c="4"/>},</text:p>
      <text:p text:style-name="Preformatted_20_Text"><text:s text:c="4"/>getStateFromPath: (path) =&gt; {</text:p>
      <text:p text:style-name="Preformatted_20_Text"><text:s text:c="6"/>try {</text:p>
      <text:p text:style-name="Preformatted_20_Text"><text:s text:c="8"/>return parsePath(path);</text:p>
      <text:p text:style-name="Preformatted_20_Text"><text:s text:c="6"/>} catch (e) {</text:p>
      <text:p text:style-name="Preformatted_20_Text"><text:s text:c="8"/>return { routes: [{ name: 'NotFound' }] }; // Fallback</text:p>
      <text:p text:style-name="Preformatted_20_Text"><text:s text:c="6"/>}</text:p>
      <text:p text:style-name="Preformatted_20_Text"><text:s text:c="4"/>},</text:p>
      <text:p text:style-name="Preformatted_20_Text"><text:s text:c="2"/>}}</text:p>
      <text:p text:style-name="P3">&gt;</text:p>
      <text:p text:style-name="Horizontal_20_Line"/>
      <text:h text:style-name="Heading_20_2" text:outline-level="2"><text:span text:style-name="Strong_20_Emphasis">🚀 Key Takeaways</text:span></text:h>
      <text:list xml:id="list4151824539" text:style-name="L12">
        <text:list-item>
          <text:p text:style-name="P19"><text:span text:style-name="Strong_20_Emphasis">Params</text:span>: Always validate and provide fallbacks.</text:p>
        </text:list-item>
        <text:list-item>
          <text:p text:style-name="P19"><text:span text:style-name="Strong_20_Emphasis">Errors</text:span>: Handle serialization, race conditions, and undefined states.</text:p>
        </text:list-item>
        <text:list-item>
          <text:p text:style-name="P19"><text:span text:style-name="Strong_20_Emphasis">Advanced</text:span>: Use reset, dynamic routes, and global navigation services.</text:p>
        </text:list-item>
        <text:list-item>
          <text:p text:style-name="P19"><text:span text:style-name="Strong_20_Emphasis">Debug</text:span>: Log navigation state and implement error boundaries.</text:p>
        </text:list-item>
        <text:list-item>
          <text:p text:style-name="P19"><text:span text:style-name="Strong_20_Emphasis">Production</text:span>: Centralize validation and handle deep link failures.</text:p>
        </text:list-item>
      </text:list>
      <text:p text:style-name="Text_20_body">For exhaustive details, refer to:</text:p>
      <text:list xml:id="list2069721035" text:style-name="L13">
        <text:list-item>
          <text:p text:style-name="P20"><text:a xlink:type="simple" xlink:href="https://reactnavigation.org/docs/params/" office:target-frame-name="_blank" xlink:show="new" text:style-name="Internet_20_link" text:visited-style-name="Visited_20_Internet_20_Link">React Navigation Params</text:a></text:p>
        </text:list-item>
        <text:list-item>
          <text:p text:style-name="P20"><text:a xlink:type="simple" xlink:href="https://reactnative.dev/docs/debugging" office:target-frame-name="_blank" xlink:show="new" text:style-name="Internet_20_link" text:visited-style-name="Visited_20_Internet_20_Link">React Native Debugging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6:37:07.375976136</meta:creation-date>
    <dc:date>2025-06-05T18:22:23.760916970</dc:date>
    <meta:editing-duration>PT25M1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0" meta:paragraph-count="306" meta:word-count="1151" meta:character-count="8341" meta:non-whitespace-character-count="7288"/>
  </office:meta>
</office:document-meta>
</file>